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_33_._20_Level_20_Indent-first_20_line_20_-_3e_" style:master-page-name="">
      <style:paragraph-properties style:page-number="auto" fo:keep-with-next="always"/>
      <style:text-properties officeooo:rsid="02b735f4" officeooo:paragraph-rsid="02b735f4"/>
    </style:style>
    <style:style style:name="P2" style:family="paragraph" style:parent-style-name="_33_._20_Level_20_Indent-first_20_line_20_-_3e_" style:master-page-name="">
      <style:paragraph-properties style:page-number="auto" fo:keep-with-next="always"/>
      <style:text-properties officeooo:rsid="02cc37a9" officeooo:paragraph-rsid="02f2290c"/>
    </style:style>
    <style:style style:name="P3" style:family="paragraph" style:parent-style-name="List_20_with_20_explanation" style:master-page-name="">
      <style:paragraph-properties style:page-number="auto" fo:keep-with-next="always"/>
      <style:text-properties fo:font-weight="bold" officeooo:rsid="02b735f4" officeooo:paragraph-rsid="02b735f4" style:font-weight-asian="bold" style:font-weight-complex="bold"/>
    </style:style>
    <style:style style:name="P4" style:family="paragraph" style:parent-style-name="Console" style:master-page-name="">
      <style:paragraph-properties fo:margin-top="0in" fo:margin-bottom="0in" loext:contextual-spacing="false" style:page-number="auto"/>
      <style:text-properties officeooo:rsid="02b735f4" officeooo:paragraph-rsid="02b735f4"/>
    </style:style>
    <style:style style:name="P5" style:family="paragraph" style:parent-style-name="Console" style:master-page-name="">
      <style:paragraph-properties fo:margin-top="0in" fo:margin-bottom="0in" loext:contextual-spacing="false" style:page-number="auto" fo:keep-with-next="always"/>
      <style:text-properties fo:font-size="11pt" officeooo:rsid="02b2e274" officeooo:paragraph-rsid="02b2e274" style:font-size-asian="11pt" style:font-size-complex="11pt"/>
    </style:style>
    <style:style style:name="P6" style:family="paragraph" style:parent-style-name="Console" style:master-page-name="">
      <style:paragraph-properties fo:margin-top="0in" fo:margin-bottom="0in" loext:contextual-spacing="false" style:page-number="auto" fo:keep-with-next="always"/>
      <style:text-properties officeooo:rsid="02b091dc" officeooo:paragraph-rsid="02b091dc"/>
    </style:style>
    <style:style style:name="P7" style:family="paragraph" style:parent-style-name="Console" style:master-page-name="">
      <style:paragraph-properties fo:margin-top="0in" fo:margin-bottom="0in" loext:contextual-spacing="false" style:page-number="auto" fo:keep-with-next="always"/>
      <style:text-properties officeooo:rsid="02c4718c" officeooo:paragraph-rsid="02f2290c"/>
    </style:style>
    <style:style style:name="P8" style:family="paragraph" style:parent-style-name="_33_._20_Level_20_Indent-first_20_line_20_-_3e_" style:master-page-name="">
      <style:paragraph-properties fo:margin-top="0in" fo:margin-bottom="0in" loext:contextual-spacing="false" style:page-number="auto"/>
      <style:text-properties officeooo:rsid="02b2e274" officeooo:paragraph-rsid="02f2290c"/>
    </style:style>
    <style:style style:name="P9" style:family="paragraph" style:parent-style-name="Console">
      <style:paragraph-properties fo:margin-top="0in" fo:margin-bottom="0in" loext:contextual-spacing="false"/>
      <style:text-properties officeooo:rsid="02b091dc" officeooo:paragraph-rsid="02b091dc"/>
    </style:style>
    <style:style style:name="P10" style:family="paragraph" style:parent-style-name="Console">
      <style:paragraph-properties fo:margin-top="0in" fo:margin-bottom="0in" loext:contextual-spacing="false"/>
      <style:text-properties fo:font-size="11pt" officeooo:rsid="02b2e274" officeooo:paragraph-rsid="02b2e274" style:font-size-asian="11pt" style:font-size-complex="11pt"/>
    </style:style>
    <style:style style:name="P11" style:family="paragraph" style:parent-style-name="Console">
      <style:paragraph-properties fo:margin-top="0in" fo:margin-bottom="0in" loext:contextual-spacing="false"/>
      <style:text-properties officeooo:rsid="02b735f4" officeooo:paragraph-rsid="02b735f4"/>
    </style:style>
    <style:style style:name="P12" style:family="paragraph" style:parent-style-name="Console">
      <style:paragraph-properties fo:margin-top="0in" fo:margin-bottom="0in" loext:contextual-spacing="false"/>
      <style:text-properties style:font-name="Ubuntu1" fo:font-size="12pt" style:font-size-asian="12pt" style:font-size-complex="12pt"/>
    </style:style>
    <style:style style:name="P13" style:family="paragraph" style:parent-style-name="Console">
      <style:paragraph-properties fo:margin-top="0in" fo:margin-bottom="0in" loext:contextual-spacing="false"/>
      <style:text-properties style:font-name="Ubuntu1" fo:font-size="12pt" officeooo:paragraph-rsid="03068aa5" style:font-size-asian="12pt" style:font-size-complex="12pt"/>
    </style:style>
    <style:style style:name="P14" style:family="paragraph" style:parent-style-name="Console">
      <style:paragraph-properties fo:margin-top="0in" fo:margin-bottom="0in" loext:contextual-spacing="false"/>
      <style:text-properties fo:color="#008000" style:font-name="Ubuntu1" fo:font-size="12pt" fo:font-weight="bold" style:font-size-asian="12pt" style:font-size-complex="12pt"/>
    </style:style>
    <style:style style:name="P15" style:family="paragraph" style:parent-style-name="Console">
      <style:paragraph-properties fo:margin-top="0in" fo:margin-bottom="0in" loext:contextual-spacing="false" fo:keep-with-next="always"/>
      <style:text-properties officeooo:rsid="02b091dc" officeooo:paragraph-rsid="02b091dc"/>
    </style:style>
    <style:style style:name="P16" style:family="paragraph" style:parent-style-name="_33_._20_Level_20_Indent-first_20_line_20_-_3e_">
      <style:paragraph-properties fo:margin-top="0in" fo:margin-bottom="0in" loext:contextual-spacing="false"/>
      <style:text-properties officeooo:rsid="02b091dc" officeooo:paragraph-rsid="02b091dc"/>
    </style:style>
    <style:style style:name="P17" style:family="paragraph" style:parent-style-name="_33_._20_Level_20_Indent-first_20_line_20_-_3e_">
      <style:paragraph-properties fo:margin-top="0in" fo:margin-bottom="0in" loext:contextual-spacing="false"/>
      <style:text-properties officeooo:paragraph-rsid="02b0af32"/>
    </style:style>
    <style:style style:name="P18" style:family="paragraph" style:parent-style-name="_33_._20_Level_20_Indent-first_20_line_20_-_3e_">
      <style:paragraph-properties fo:margin-top="0in" fo:margin-bottom="0in" loext:contextual-spacing="false"/>
      <style:text-properties officeooo:rsid="02b2e274" officeooo:paragraph-rsid="02b2e274"/>
    </style:style>
    <style:style style:name="P19" style:family="paragraph" style:parent-style-name="_33_._20_Level_20_Indent-first_20_line_20_-_3e_">
      <style:text-properties fo:font-weight="bold" officeooo:rsid="02b735f4" officeooo:paragraph-rsid="02f2290c" style:font-weight-asian="bold" style:font-weight-complex="bold"/>
    </style:style>
    <style:style style:name="P20" style:family="paragraph" style:parent-style-name="_33_._20_Level_20_Indent-first_20_line_20_-_3e_">
      <style:text-properties fo:font-weight="normal" officeooo:rsid="02f7c650" officeooo:paragraph-rsid="02f7c650" style:font-weight-asian="normal" style:font-weight-complex="normal"/>
    </style:style>
    <style:style style:name="P21" style:family="paragraph" style:parent-style-name="_33_._20_Level_20_Indent-first_20_line_20_-_3e_">
      <style:text-properties officeooo:rsid="02f7c650" officeooo:paragraph-rsid="02f9917e"/>
    </style:style>
    <style:style style:name="P22" style:family="paragraph" style:parent-style-name="_32_._20_Level_20_Indent-first_20_line_20__3c_-">
      <style:text-properties officeooo:paragraph-rsid="02efd5bb"/>
    </style:style>
    <style:style style:name="P23" style:family="paragraph" style:parent-style-name="_32_._20_Level_20_Indent-first_20_line_20__3c_-">
      <style:text-properties officeooo:rsid="02efd5bb" officeooo:paragraph-rsid="02efd5bb"/>
    </style:style>
    <style:style style:name="P24" style:family="paragraph" style:parent-style-name="_32_._20_Level_20_Indent-first_20_line_20__3c_-">
      <style:text-properties officeooo:rsid="02b58083" officeooo:paragraph-rsid="02efd5bb"/>
    </style:style>
    <style:style style:name="P25" style:family="paragraph" style:parent-style-name="_32_._20_Level_20_Indent-first_20_line_20__3c_-">
      <style:text-properties fo:font-weight="bold" officeooo:rsid="02efd5bb" officeooo:paragraph-rsid="02f365ec" style:font-weight-asian="bold" style:font-weight-complex="bold"/>
    </style:style>
    <style:style style:name="P26" style:family="paragraph" style:parent-style-name="_32_._20_Level_20_Indent-first_20_line_20__3c_-">
      <style:text-properties officeooo:rsid="03068aa5" officeooo:paragraph-rsid="03068aa5"/>
    </style:style>
    <style:style style:name="P27" style:family="paragraph" style:parent-style-name="_32_._20_Level_20_Indent-first_20_line_20__3c_-">
      <style:text-properties officeooo:paragraph-rsid="0306b042"/>
    </style:style>
    <style:style style:name="P28" style:family="paragraph" style:parent-style-name="_32_._20_Level_20_Indent-first_20_line_20_-_3e_">
      <style:text-properties officeooo:rsid="02f6f7b8" officeooo:paragraph-rsid="02f6f7b8"/>
    </style:style>
    <style:style style:name="P29" style:family="paragraph" style:parent-style-name="_32_._20_Level_20_Indent-first_20_line_20_-_3e_">
      <style:text-properties officeooo:rsid="02f6f7b8" officeooo:paragraph-rsid="02f9917e"/>
    </style:style>
    <style:style style:name="P30" style:family="paragraph" style:parent-style-name="_32_._20_Level_20_Indent-first_20_line_20_-_3e_">
      <style:text-properties officeooo:rsid="02f6f7b8" officeooo:paragraph-rsid="02fb9130"/>
    </style:style>
    <style:style style:name="P31" style:family="paragraph" style:parent-style-name="_32_._20_Level_20_Indent-first_20_line_20_-_3e_">
      <style:text-properties officeooo:rsid="02f6f7b8" officeooo:paragraph-rsid="03068aa5"/>
    </style:style>
    <style:style style:name="P32" style:family="paragraph" style:parent-style-name="_32_._20_Level_20_Indent-first_20_line_20_-_3e_">
      <style:text-properties officeooo:rsid="02ff04a0" officeooo:paragraph-rsid="02ff04a0"/>
    </style:style>
    <style:style style:name="P33" style:family="paragraph" style:parent-style-name="_31_._20_Level_20_Indent-first_20_line_20_-_3e_">
      <style:text-properties officeooo:rsid="02f2290c" officeooo:paragraph-rsid="02f2290c"/>
    </style:style>
    <style:style style:name="P34" style:family="paragraph" style:parent-style-name="Main_20_title" style:master-page-name="Standard">
      <style:paragraph-properties style:page-number="auto"/>
      <style:text-properties officeooo:rsid="02f2290c" officeooo:paragraph-rsid="02edf8c9"/>
    </style:style>
    <style:style style:name="P35" style:family="paragraph" style:parent-style-name="_32_._20_Level_20_Subtitle">
      <style:text-properties officeooo:rsid="02ff04a0" officeooo:paragraph-rsid="02ff04a0"/>
    </style:style>
    <style:style style:name="P36" style:family="paragraph" style:parent-style-name="_32_._20_Level_20_Subtitle">
      <style:text-properties officeooo:rsid="02f540e7" officeooo:paragraph-rsid="02f540e7"/>
    </style:style>
    <style:style style:name="P37" style:family="paragraph" style:parent-style-name="_32_._20_Level_20_Subtitle">
      <style:text-properties officeooo:rsid="03030a0e" officeooo:paragraph-rsid="03030a0e"/>
    </style:style>
    <style:style style:name="P38" style:family="paragraph" style:parent-style-name="_32_._20_Level_20_Subtitle">
      <style:text-properties officeooo:rsid="030cb651" officeooo:paragraph-rsid="030cb651"/>
    </style:style>
    <style:style style:name="P39" style:family="paragraph" style:parent-style-name="Console">
      <style:paragraph-properties fo:margin-top="0in" fo:margin-bottom="0in" loext:contextual-spacing="false"/>
      <style:text-properties style:font-name="Ubuntu1" fo:font-size="12pt" officeooo:rsid="030cb651" officeooo:paragraph-rsid="030cb651" style:font-size-asian="12pt" style:font-size-complex="12pt"/>
    </style:style>
    <style:style style:name="P40" style:family="paragraph" style:parent-style-name="_31_._20_Level_20_Subtitle">
      <style:text-properties officeooo:rsid="02f2290c" officeooo:paragraph-rsid="02f2290c"/>
    </style:style>
    <style:style style:name="P41" style:family="paragraph" style:parent-style-name="_31_._20_Level_20_Subtitle">
      <style:text-properties officeooo:paragraph-rsid="02f2290c"/>
    </style:style>
    <style:style style:name="P42" style:family="paragraph" style:parent-style-name="_31_._20_Level_20_Subtitle" style:list-style-name="" style:master-page-name="">
      <style:paragraph-properties fo:text-align="start" style:justify-single-word="false" fo:keep-together="always" style:page-number="auto">
        <style:tab-stops>
          <style:tab-stop style:position="0.4in"/>
        </style:tab-stops>
      </style:paragraph-properties>
      <style:text-properties officeooo:rsid="02f365ec" officeooo:paragraph-rsid="02f365ec"/>
    </style:style>
    <style:style style:name="P43" style:family="paragraph" style:parent-style-name="_31_._20_Level_20_Subtitle">
      <style:paragraph-properties fo:break-before="page"/>
      <style:text-properties officeooo:rsid="02f365ec" officeooo:paragraph-rsid="02f365e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efd5bb" style:font-weight-asian="bold" style:font-weight-complex="bold"/>
    </style:style>
    <style:style style:name="T3" style:family="text">
      <style:text-properties fo:font-weight="bold" officeooo:rsid="02b0af32" style:font-weight-asian="bold" style:font-weight-complex="bold"/>
    </style:style>
    <style:style style:name="T4" style:family="text">
      <style:text-properties fo:font-weight="bold" officeooo:rsid="02f7c650" style:font-weight-asian="bold" style:font-weight-complex="bold"/>
    </style:style>
    <style:style style:name="T5" style:family="text">
      <style:text-properties fo:font-weight="bold" officeooo:rsid="02fb9130" style:font-weight-asian="bold" style:font-weight-complex="bold"/>
    </style:style>
    <style:style style:name="T6" style:family="text">
      <style:text-properties fo:font-weight="bold" officeooo:rsid="02fc1ece" style:font-weight-asian="bold" style:font-weight-complex="bold"/>
    </style:style>
    <style:style style:name="T7" style:family="text">
      <style:text-properties fo:font-weight="bold" officeooo:rsid="03068aa5" style:font-weight-asian="bold" style:font-weight-complex="bold"/>
    </style:style>
    <style:style style:name="T8" style:family="text">
      <style:text-properties fo:font-weight="bold" officeooo:rsid="0306b042" style:font-weight-asian="bold" style:font-weight-complex="bold"/>
    </style:style>
    <style:style style:name="T9" style:family="text">
      <style:text-properties fo:color="#ffffff" fo:background-color="transparent" loext:char-shading-value="0"/>
    </style:style>
    <style:style style:name="T10" style:family="text">
      <style:text-properties fo:color="#ffffff" officeooo:rsid="03068aa5" fo:background-color="transparent" loext:char-shading-value="0"/>
    </style:style>
    <style:style style:name="T11" style:family="text">
      <style:text-properties fo:color="#ffffff" fo:font-weight="bold"/>
    </style:style>
    <style:style style:name="T12" style:family="text">
      <style:text-properties fo:color="#ffffff" fo:font-weight="bold" officeooo:rsid="02f6f7b8"/>
    </style:style>
    <style:style style:name="T13" style:family="text">
      <style:text-properties fo:color="#ffffff" officeooo:rsid="03068aa5"/>
    </style:style>
    <style:style style:name="T14" style:family="text">
      <style:text-properties fo:font-style="italic" fo:font-weight="bold" officeooo:rsid="02b0af32" style:font-style-asian="italic" style:font-weight-asian="bold" style:font-style-complex="italic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2b1b735" style:font-weight-asian="normal" style:font-weight-complex="normal"/>
    </style:style>
    <style:style style:name="T17" style:family="text">
      <style:text-properties fo:font-weight="normal" officeooo:rsid="02d06622" style:font-weight-asian="normal" style:font-weight-complex="normal"/>
    </style:style>
    <style:style style:name="T18" style:family="text">
      <style:text-properties fo:font-weight="normal" officeooo:rsid="02b0af32" style:font-weight-asian="normal" style:font-weight-complex="normal"/>
    </style:style>
    <style:style style:name="T19" style:family="text">
      <style:text-properties fo:font-weight="normal" officeooo:rsid="030043e1" style:font-weight-asian="normal" style:font-weight-complex="normal"/>
    </style:style>
    <style:style style:name="T20" style:family="text">
      <style:text-properties officeooo:rsid="02b58083"/>
    </style:style>
    <style:style style:name="T21" style:family="text">
      <style:text-properties officeooo:rsid="02c2c8f4"/>
    </style:style>
    <style:style style:name="T22" style:family="text">
      <style:text-properties officeooo:rsid="02cc37a9"/>
    </style:style>
    <style:style style:name="T23" style:family="text">
      <style:text-properties officeooo:rsid="02efd5bb"/>
    </style:style>
    <style:style style:name="T24" style:family="text">
      <style:text-properties officeooo:rsid="02b0af32"/>
    </style:style>
    <style:style style:name="T25" style:family="text">
      <style:text-properties officeooo:rsid="02f2290c"/>
    </style:style>
    <style:style style:name="T26" style:family="text">
      <style:text-properties officeooo:rsid="02f540e7"/>
    </style:style>
    <style:style style:name="T27" style:family="text">
      <style:text-properties fo:color="#008000"/>
    </style:style>
    <style:style style:name="T28" style:family="text">
      <style:text-properties fo:color="#008000" officeooo:rsid="03068aa5"/>
    </style:style>
    <style:style style:name="T29" style:family="text">
      <style:text-properties officeooo:rsid="02fc1ece"/>
    </style:style>
    <style:style style:name="T30" style:family="text">
      <style:text-properties fo:color="#0000ff"/>
    </style:style>
    <style:style style:name="T31" style:family="text">
      <style:text-properties fo:color="#0000ff" officeooo:rsid="03068aa5" fo:background-color="transparent" loext:char-shading-value="0"/>
    </style:style>
    <style:style style:name="T32" style:family="text">
      <style:text-properties officeooo:rsid="03068aa5"/>
    </style:style>
    <style:style style:name="T33" style:family="text">
      <style:text-properties officeooo:rsid="0306b0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Install Android-Studio</text:p>
      <text:list xml:id="list286960183849701087" text:style-name="Sajat_20_szamozas">
        <text:list-item>
          <text:h text:style-name="P40" text:outline-level="1">Install Java SDK</text:h>
        </text:list-item>
      </text:list>
      <text:p text:style-name="P2">After the installation set the PATH</text:p>
      <text:p text:style-name="P7">echo 'export <text:span text:style-name="T22">JAVA_HOME</text:span>=/<text:span text:style-name="T22">path_to_jdk_folder</text:span>' &gt;&gt; ~/.bashrc</text:p>
      <text:list xml:id="list2518666839840" text:continue-numbering="true" text:style-name="Sajat_20_szamozas">
        <text:list-item>
          <text:h text:style-name="P41" text:outline-level="1">Install Android <text:span text:style-name="T25">Studio</text:span></text:h>
        </text:list-item>
      </text:list>
      <text:p text:style-name="_31_._20_Level_20_Indent-first_20_line_20_-_3e_">Download <text:span text:style-name="T25">the Android Studio zip file.</text:span></text:p>
      <text:p text:style-name="P33">Unzip it to the program folder.</text:p>
      <text:p text:style-name="P33">Run the <text:span text:style-name="T1">studio.sh</text:span> script</text:p>
      <text:list xml:id="list2518813017699" text:continue-numbering="true" text:style-name="Sajat_20_szamozas">
        <text:list-item>
          <text:h text:style-name="P40" text:outline-level="1">Install Android SDK</text:h>
        </text:list-item>
      </text:list>
      <text:p text:style-name="P23">-Run Android Studio</text:p>
      <text:p text:style-name="P22">-<text:span text:style-name="T23">Start SDK manager</text:span></text:p>
      <text:p text:style-name="P22">-<text:span text:style-name="T23">In SDK manager select </text:span><text:span text:style-name="T2">Appearance&amp;Behaiviour &gt; System Setting &gt; Android SDK</text:span></text:p>
      <text:p text:style-name="P24">-In the Android SDK Location you can install Android SDK</text:p>
      <text:p text:style-name="P17"><text:span text:style-name="T20">The problem is that automatically a 64 bit version will be installed. In a 32 bit environment when you run </text:span><text:span text:style-name="T14">adb devices</text:span><text:span text:style-name="T24"> you get an error message: </text:span><text:span text:style-name="T3">cannot execute binary file: Exec format error</text:span><text:span text:style-name="T18">. </text:span><text:span text:style-name="T16">To fix it you have to install the 32 bit version</text:span><text:span text:style-name="T17">:</text:span></text:p>
      <text:p text:style-name="P6">sudo add-apt-repository ppa:nilarimogard/webupd8</text:p>
      <text:p text:style-name="P15">sudo apt-get update</text:p>
      <text:p text:style-name="P9">sudo apt-get install android-tools-adb android-tools-fastboot</text:p>
      <text:p text:style-name="P16"><text:span text:style-name="T20">after this, </text:span><text:span text:style-name="T1">Replace </text:span>the copy of 'adb' and 'fastboot' provided by the official Android SDK with those installed from the above step:</text:p>
      <text:p text:style-name="P5">cp /usr/bin/adb &lt;path-to-your-adt-sdk-package&gt;/sdk/platform-tools/adb</text:p>
      <text:p text:style-name="P10">cp /usr/bin/fastboot &lt;path-to-your-adt-sdk-package&gt;/sdk/platform-tools/fastboot</text:p>
      <text:p text:style-name="P18">( &lt;path-to-your-adt-sdk-package&gt; = <text:span text:style-name="T1">/usr/local/libraries/android</text:span> )</text:p>
      <text:p text:style-name="P18"/>
      <text:p text:style-name="P1">Add the correct path of Android SDK.</text:p>
      <text:p text:style-name="P3">~/.bashrc</text:p>
      <text:p text:style-name="P4">ANDROID_HOME=/usr/local/libraries/android/sdk</text:p>
      <text:p text:style-name="P11"><text:span text:style-name="T21">export PATH=”</text:span>$PATH:$ANDROID_HOME/tools:$ANDROID_HOME/platform-tools”</text:p>
      <text:p text:style-name="P11">export ANDROID_HOME</text:p>
      <text:p text:style-name="P8"/>
      <text:h text:style-name="P42" text:outline-level="1"/>
      <text:list xml:id="list2519282994075" text:continue-numbering="true" text:style-name="Sajat_20_szamozas">
        <text:list-item>
          <text:h text:style-name="P43" text:outline-level="1">Trouble sh<text:span text:style-name="T26">ooting</text:span></text:h>
          <text:list>
            <text:list-item>
              <text:h text:style-name="P38" text:outline-level="2">“Unable to run mksdcard SDK tool” when installing Android Studio</text:h>
            </text:list-item>
          </text:list>
        </text:list-item>
      </text:list>
      <text:p text:style-name="P39">sudo apt-get install lib32z1 lib32ncurses5 lib32stdc++6</text:p>
      <text:list xml:id="list2517923682685" text:continue-numbering="true" text:style-name="Sajat_20_szamozas">
        <text:list-item>
          <text:list>
            <text:list-item>
              <text:h text:style-name="P35" text:outline-level="2">minSdk(API25) &gt; deviceSdk(API19)</text:h>
            </text:list-item>
          </text:list>
        </text:list-item>
      </text:list>
      <text:p text:style-name="P32">When you run your application on the Connected Device, in the Select Deployment Target, the above error message appears</text:p>
      <text:p text:style-name="P29"><text:bookmark-start text:name="__DdeLink__176_205667913"/>In Gradle Scripts &gt; <text:span text:style-name="T1">build.gradle</text:span><text:span text:style-name="T5">(Module:app)</text:span> change the <text:span text:style-name="T6">minSdkVersion</text:span><text:span text:style-name="T29"> </text:span>from <text:span text:style-name="T29">25</text:span> to <text:span text:style-name="T29">19</text:span></text:p>
      <text:p text:style-name="P12">defaultConfig {</text:p>
      <text:p text:style-name="P14"/>
      <text:p text:style-name="P12"><text:span text:style-name="T27"><text:s text:c="4"/></text:span><text:span text:style-name="T9">minSdkVersion </text:span><text:span text:style-name="T30">19</text:span><text:bookmark-end text:name="__DdeLink__176_205667913"/></text:p>
      <text:p text:style-name="P21"><text:span text:style-name="T15">Sync again </text:span><text:span text:style-name="T19">and then you can run.</text:span></text:p>
      <text:list xml:id="list2518979039158" text:continue-numbering="true" text:style-name="Sajat_20_szamozas">
        <text:list-item>
          <text:list>
            <text:list-item>
              <text:h text:style-name="P36" text:outline-level="2">The SDK Build Tools revision (23.0.3) is too low for project ':app'. Minimum required is 25.0.0</text:h>
            </text:list-item>
          </text:list>
        </text:list-item>
      </text:list>
      <text:p text:style-name="P28">At the end of the <text:span text:style-name="T1">S</text:span><text:span text:style-name="T4">ync Project with Grandle files</text:span> in the Messages window the above message appears</text:p>
      <text:p text:style-name="P30">In Gradle Scripts &gt; <text:span text:style-name="T1">build.gradle</text:span><text:span text:style-name="T5">(Project:)</text:span> change the version from 2.3.1 to 2.2.3</text:p>
      <text:p text:style-name="P12">dependencies {</text:p>
      <text:p text:style-name="P12"><text:s text:c="4"/>classpath <text:span text:style-name="T11">'com.android.tools.build:gradle:2.</text:span><text:span text:style-name="T12">2</text:span><text:span text:style-name="T11">.</text:span><text:span text:style-name="T12">3</text:span><text:span text:style-name="T11">'</text:span></text:p>
      <text:p text:style-name="P25"/>
      <text:p text:style-name="P20">Sync again.</text:p>
      <text:p text:style-name="P19"/>
      <text:list xml:id="list2518625896367" text:continue-numbering="true" text:style-name="Sajat_20_szamozas">
        <text:list-item>
          <text:list>
            <text:list-item>
              <text:h text:style-name="P37" text:outline-level="2">Error:java.util.concurrent.ExecutionException: java.lang.RuntimeException: AAPT process not ready to receive commands</text:h>
            </text:list-item>
          </text:list>
        </text:list-item>
      </text:list>
      <text:p text:style-name="P26">Downgrade the gradle to 23.0.3:</text:p>
      <text:p text:style-name="_32_._20_Level_20_Indent-first_20_line_20__3c_-"><text:span text:style-name="T33">-Download 23.0.3 build-tools from </text:span><text:a xlink:type="simple" xlink:href="http://dl.google.com/android/repository/build-tools_r23.0.3-linux.zip" text:style-name="Internet_20_link" text:visited-style-name="Visited_20_Internet_20_Link">http://dl.google.com/android/repository/build-tools_r23.0.3-linux.zip</text:a><text:span text:style-name="T33"> </text:span></text:p>
      <text:p text:style-name="_32_._20_Level_20_Indent-first_20_line_20__3c_-">-<text:span text:style-name="T33">Unzip it into the </text:span><text:bookmark-start text:name="__DdeLink__179_205667913"/><text:span text:style-name="T8">&lt;SDK path&gt;/build-tools</text:span><text:bookmark-end text:name="__DdeLink__179_205667913"/><text:span text:style-name="T33"> and rename it to 23.0.3</text:span></text:p>
      <text:p text:style-name="P27">-<text:span text:style-name="T33">Remove the other versions from </text:span><text:span text:style-name="T8">&lt;SDK path&gt;/build-tools</text:span><text:span text:style-name="T33"> </text:span></text:p>
      <text:p text:style-name="P26"/>
      <text:p text:style-name="P31">In Gradle Scripts &gt; <text:span text:style-name="T1">build.gradle</text:span><text:span text:style-name="T5">(Module:app)</text:span> change the <text:span text:style-name="T7">buildTools</text:span><text:span text:style-name="T6">Version</text:span><text:span text:style-name="T29"> </text:span>from <text:span text:style-name="T29">25.0.3</text:span> to <text:span text:style-name="T32">23.0.3</text:span></text:p>
      <text:p text:style-name="P13">defaultConfig {</text:p>
      <text:p text:style-name="P13"><text:span text:style-name="T28"><text:s text:c="4"/></text:span><text:span text:style-name="T13">buildTools</text:span><text:span text:style-name="T10">Version </text:span><text:span text:style-name="T31">23.0.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902in" fo:margin-right="0in" fo:line-height="150%" fo:text-align="justify" style:justify-single-word="false" fo:text-indent="0.1575in" style:auto-text-indent="false" text:number-lines="false" text:line-number="0"/>
      <style:text-properties fo:font-size="12pt" fo:font-weight="normal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311in" style:type="center"/>
          <style:tab-stop style:position="6.4626in" style:type="right"/>
        </style:tab-stops>
      </style:paragraph-properties>
    </style:style>
    <style:style style:name="My_20_Style" style:display-name="My Style" style:family="paragraph" style:master-page-name="">
      <loext:graphic-properties draw:fill-image-width="0in" draw:fill-image-height="0in"/>
      <style:paragraph-properties fo:text-align="start" style:justify-single-word="false" style:page-number="auto" style:shadow="none">
        <style:tab-stops/>
      </style:paragraph-properties>
      <style:text-properties style:font-name="Comic Sans MS" fo:font-family="'Comic Sans MS'" style:font-style-name="Bold" style:font-family-generic="script" style:font-pitch="variable" fo:font-size="12pt" fo:font-weight="normal" fo:background-color="transparent" style:font-size-asian="10.5pt"/>
    </style:style>
    <style:style style:name="Main_20_title" style:display-name="Main title" style:family="paragraph" style:parent-style-name="My_20_Style" style:master-page-name="">
      <style:paragraph-properties fo:margin-top="0in" fo:margin-bottom="0.2799in" loext:contextual-spacing="false" fo:text-align="center" style:justify-single-word="false" style:page-number="auto"/>
      <style:text-properties fo:font-size="24pt" fo:font-weight="bold" style:font-size-asian="10.5pt"/>
    </style:style>
    <style:style style:name="_31_._20_Level_20_Subtitle" style:display-name="1. Level Subtitle" style:family="paragraph" style:parent-style-name="My_20_Style" style:default-outline-level="1" style:list-style-name="Sajat_20_szamozas" style:master-page-name="">
      <style:paragraph-properties fo:margin-top="0.0799in" fo:margin-bottom="0.1598in" loext:contextual-spacing="false" fo:text-align="start" style:justify-single-word="false" fo:keep-together="always" style:page-number="auto" fo:keep-with-next="always">
        <style:tab-stops>
          <style:tab-stop style:position="0.4in"/>
        </style:tab-stops>
      </style:paragraph-properties>
      <style:text-properties fo:font-size="16pt" fo:font-weight="bold" style:font-size-asian="10.5pt"/>
    </style:style>
    <style:style style:name="_32_._20_Level_20_Subtitle" style:display-name="2. Level Subtitle" style:family="paragraph" style:parent-style-name="My_20_Style" style:default-outline-level="2" style:list-style-name="Sajat_20_szamozas" style:master-page-name="">
      <style:paragraph-properties fo:margin-left="0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>
        <style:tab-stops>
          <style:tab-stop style:position="0in"/>
          <style:tab-stop style:position="0.7in"/>
        </style:tab-stops>
      </style:paragraph-properties>
      <style:text-properties fo:font-size="16pt" fo:font-weight="bold" style:font-size-asian="10.5pt"/>
    </style:style>
    <style:style style:name="_33_._20_Level_20_Subtitle" style:display-name="3. Level Subtitle" style:family="paragraph" style:parent-style-name="My_20_Style" style:default-outline-level="3" style:list-style-name="Sajat_20_szamozas" style:master-page-name="">
      <style:paragraph-properties fo:margin-left="0.0402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>
        <style:tab-stops/>
      </style:paragraph-properties>
      <style:text-properties fo:font-size="16pt" fo:font-weight="bold" style:font-size-asian="10.5pt"/>
    </style:style>
    <style:style style:name="_32_._20_Level_20_Indent-first_20_line_20_-_3e_" style:display-name="2. Level Indent-first line -&gt;" style:family="paragraph" style:parent-style-name="My_20_Style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background-color="transparent" style:font-size-asian="10.5pt"/>
    </style:style>
    <style:style style:name="_31_._20_Level_20_Indent-first_20_line_20_-_3e_" style:display-name="1. Level Indent-first line -&gt;" style:family="paragraph" style:parent-style-name="My_20_Style">
      <style:paragraph-properties fo:margin-left="0.3201in" fo:margin-right="0in" fo:text-align="justify" style:justify-single-word="false" fo:text-indent="0.1in" style:auto-text-indent="false"/>
      <style:text-properties fo:background-color="transparent"/>
    </style:style>
    <style:style style:name="Console" style:family="paragraph" style:parent-style-name="My_20_Style" style:master-page-name="">
      <loext:graphic-properties draw:fill="solid" draw:fill-color="#808080"/>
      <style:paragraph-properties fo:margin-left="0.5598in" fo:margin-right="0in" fo:margin-top="0.1201in" fo:margin-bottom="0.1201in" loext:contextual-spacing="false" fo:keep-together="always" fo:text-indent="0in" style:auto-text-indent="false" style:page-number="auto" fo:background-color="#808080"/>
      <style:text-properties fo:color="#ffffff" style:font-name="Ubuntu" fo:font-family="Ubuntu" style:font-style-name="Regular" style:font-pitch="variable" fo:font-weight="bold" fo:background-color="transparent" style:font-size-asian="10.5pt"/>
    </style:style>
    <style:style style:name="Heading_20_2" style:display-name="Heading 2" style:family="paragraph" style:parent-style-name="Heading" style:default-outline-level="2" style:class="text"/>
    <style:style style:name="_33_._20_Level_20_Indent-first_20_line_20_-_3e_" style:display-name="3. Level Indent-first line -&gt;" style:family="paragraph" style:parent-style-name="My_20_Style" style:default-outline-level="" style:list-style-name="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font-size="12pt" fo:font-weight="normal" style:font-size-asian="10.5pt"/>
    </style:style>
    <style:style style:name="_32_._20_Level_20_Indent-first_20_line_20__3c_-" style:display-name="2. Level Indent-first line &lt;-" style:family="paragraph" style:parent-style-name="My_20_Style" style:master-page-name="">
      <style:paragraph-properties fo:margin-left="0.5201in" fo:margin-right="0in" fo:keep-together="always" fo:text-indent="-0.1201in" style:auto-text-indent="false" style:page-number="auto">
        <style:tab-stops/>
      </style:paragraph-properties>
      <style:text-properties style:font-size-asian="10.5pt"/>
    </style:style>
    <style:style style:name="Heading_20_1" style:display-name="Heading 1" style:family="paragraph" style:parent-style-name="Heading" style:default-outline-level="1" style:class="text"/>
    <style:style style:name="List_20_with_20_explanation" style:display-name="List with explanation" style:family="paragraph" style:parent-style-name="My_20_Style" style:master-page-name="">
      <style:paragraph-properties fo:margin-left="2.5in" fo:margin-right="0in" fo:text-align="justify" style:justify-single-word="false" fo:keep-together="always" fo:text-indent="-2.1598in" style:auto-text-indent="false" style:page-number="auto">
        <style:tab-stops/>
      </style:paragraph-properties>
      <style:text-properties style:font-size-asian="10.5pt"/>
    </style:style>
    <style:style style:name="Numbering_20_Symbols" style:display-name="Numbering Symbols" style:family="text">
      <style:text-properties style:font-name="Comic Sans MS" fo:font-family="'Comic Sans MS'" style:font-style-name="Bold" style:font-family-generic="script" style:font-pitch="variable" fo:font-size="16pt" fo:font-weight="bold" fo:background-color="transparent" style:font-size-asian="9.60000038146973pt" style:font-weight-asian="normal" style:font-size-complex="11pt" style:font-weight-complex="normal" loext:shadow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)" style:num-format="a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  <style:text-properties style:font-name="StarSymbol"/>
      </text:list-level-style-bullet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Sajat_20_szamozas" style:display-name="Sajat szamoza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654in" fo:margin-bottom="0.3862in" fo:margin-left="0.739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2744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7-12-07T00:25:17.229754249</dc:date>
    <meta:editing-duration>P9DT23H11M29S</meta:editing-duration>
    <meta:editing-cycles>961</meta:editing-cycles>
    <meta:generator>LibreOffice/5.1.6.2$Linux_X86_64 LibreOffice_project/10m0$Build-2</meta:generator>
    <meta:document-statistic meta:table-count="0" meta:image-count="0" meta:object-count="0" meta:page-count="2" meta:paragraph-count="49" meta:word-count="343" meta:character-count="2641" meta:non-whitespace-character-count="2341"/>
  </office:meta>
</office:document-meta>
</file>